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28"/>
    </style:style>
    <style:style style:name="T1" style:family="text">
      <style:text-properties officeooo:rsid="000a28a5"/>
    </style:style>
    <style:style style:name="T2" style:family="text">
      <style:text-properties officeooo:rsid="000e8505"/>
    </style:style>
    <style:style style:name="T3" style:family="text">
      <style:text-properties officeooo:rsid="00100c28"/>
    </style:style>
    <style:style style:name="T4" style:family="text">
      <style:text-properties officeooo:rsid="0010fd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eloper's diary</text:p>
      <text:p text:style-name="Standard"/>
      <text:p text:style-name="Standard">Week 1</text:p>
      <text:p text:style-name="Standard">Discussed the main points of <text:span text:style-name="T1">the </text:span>design document. Agreed on 9:16 screen size. <text:span text:style-name="T2">Agreed to add pause menu.</text:span></text:p>
      <text:p text:style-name="Standard"/>
      <text:p text:style-name="Standard">Week 2</text:p>
      <text:p text:style-name="Standard">The basic prototype was presented. Changes in background. Agreed to leave my version of a background as it is more homogeneous </text:p>
      <text:p text:style-name="P1"><text:span text:style-name="T3">(</text:span> scrolling <text:s/><text:span text:style-name="T3">of </text:span>the background is less noticeable<text:span text:style-name="T3">)</text:span>. Faced a problem with the background, after hours of adjusting 2 backgrounds together </text:p>
      <text:p text:style-name="Standard">a thin gap was still seen. A black square did the trick.</text:p>
      <text:p text:style-name="Standard"/>
      <text:p text:style-name="Standard">Week 3</text:p>
      <text:p text:style-name="Standard">Decided to add some effect when star hits the ground/planets. Proposed to add a particle system. Showed a demo. </text:p>
      <text:p text:style-name="Standard">The customer approved the change. </text:p>
      <text:p text:style-name="Standard"/>
      <text:p text:style-name="Standard">Week 4</text:p>
      <text:p text:style-name="Standard">Design documenent missed the score manager, added after confirmation with the customer. Agreed to keep the score of each level.</text:p>
      <text:p text:style-name="Standard"/>
      <text:p text:style-name="Standard">Week 5</text:p>
      <text:p text:style-name="Standard">Discussed the menu scene. Was agreed to leave the play button along with the levels button. </text:p>
      <text:p text:style-name="Standard">When clicked on the play button the previously played level is loaded.</text:p>
      <text:p text:style-name="Standard"/>
      <text:p text:style-name="Standard">Week 6</text:p>
      <text:p text:style-name="Standard">Discussed options menu. Star changing color. Agreed on 3 colors: red, green, yellow.</text:p>
      <text:p text:style-name="Standard"/>
      <text:p text:style-name="Standard">Week 7</text:p>
      <text:p text:style-name="Standard">Found online audio clip and sound effect that in my opinion would suit the game design, approved with the customer.</text:p>
      <text:p text:style-name="Standard">The sound effect is played when the player object hits the ground/planets. The audio clip is played throughout the whole game.</text:p>
      <text:p text:style-name="Standard"/>
      <text:p text:style-name="Standard">Week 8</text:p>
      <text:p text:style-name="Standard">Tried to add a volume slider according to tutorial:https://johnleonardfrench.com/articles/the-right-way-to-make-a-volume-slider-in-unity-using-logarithmic-conversion/</text:p>
      <text:p text:style-name="Standard">Bug found in unity version 2019.2.5f1 (UnityEvent not showing dynamic method call in inspector) </text:p>
      <text:p text:style-name="Standard">Others already faced this problem, proof:https://stackoverflow.com/questions/57897807/unityevent-not-showing-dynamic-method-call-in-inspector-other-unity-events-brok</text:p>
      <text:p text:style-name="Standard">Downgrading to version <text:s/>2019.2.4f1 fixed the problem. </text:p>
      <text:p text:style-name="Standard"/>
      <text:p text:style-name="Standard">Week 9</text:p>
      <text:p text:style-name="Standard">Discussed splash screen design. Decided to keep it simple: a smilie star and the background.</text:p>
      <text:p text:style-name="Standard"/>
      <text:p text:style-name="Standard">Week 10</text:p>
      <text:p text:style-name="Standard">Testing. Send <text:span text:style-name="T4">T</text:span>he apk <text:span text:style-name="T4">was sent to a couple of ‘testers’</text:span>. They gave a feedback: <text:span text:style-name="T4">does not look good on a landscape view, was decided to lock the lanscape view and leave portrait view only.</text:span></text:p>
      <text:p text:style-name="Standard"/>
      <text:p text:style-name="Standard">Week 11</text:p>
      <text:p text:style-name="Standard">Delivery of the product. </text:p>
      <text:p text:style-name="Standard"><text:soft-page-break/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9:30:52.549245249</meta:creation-date>
    <dc:date>2019-12-12T19:22:20.469974793</dc:date>
    <meta:editing-duration>PT12H40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12" meta:character-count="2053" meta:non-whitespace-character-count="1761"/>
  </office:meta>
</office:document-meta>
</file>